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c3e" officeooo:paragraph-rsid="0004dc3e"/>
    </style:style>
    <style:style style:name="P2" style:family="paragraph" style:parent-style-name="Standard">
      <style:text-properties officeooo:rsid="00067602" officeooo:paragraph-rsid="00067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shots commencent à la frame 1001</text:p>
      <text:p text:style-name="P2">Les masters Layout commencent à 1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0-29T10:24:02.652000000</dc:date>
    <meta:editing-duration>PT1M43S</meta:editing-duration>
    <meta:editing-cycles>4</meta:editing-cycles>
    <meta:document-statistic meta:table-count="0" meta:image-count="0" meta:object-count="0" meta:page-count="1" meta:paragraph-count="2" meta:word-count="13" meta:character-count="69" meta:non-whitespace-character-count="58"/>
  </office:meta>
</office:document-meta>
</file>